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Image Size</text:p>
          </table:table-cell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1024" table:style-name="ce1">
            <text:p>1024</text:p>
          </table:table-cell>
          <table:table-cell office:value-type="float" office:value="2048" table:style-name="ce1">
            <text:p>2048</text:p>
          </table:table-cell>
          <table:table-cell office:value-type="float" office:value="4096" table:style-name="ce1">
            <text:p>4096</text:p>
          </table:table-cell>
          <table:table-cell office:value-type="float" office:value="8192" table:style-name="ce1">
            <text:p>819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PU(s)</text:p>
          </table:table-cell>
          <table:table-cell office:value-type="float" office:value="2.1164999999999999E-4" table:style-name="ce1">
            <text:p>0.00021165</text:p>
          </table:table-cell>
          <table:table-cell office:value-type="float" office:value="8.3148E-4" table:style-name="ce1">
            <text:p>0.00083148</text:p>
          </table:table-cell>
          <table:table-cell office:value-type="float" office:value="3.3256499999999999E-3" table:style-name="ce1">
            <text:p>0.00332565</text:p>
          </table:table-cell>
          <table:table-cell office:value-type="float" office:value="1.6103800000000001E-2" table:style-name="ce1">
            <text:p>0.0161038</text:p>
          </table:table-cell>
          <table:table-cell office:value-type="float" office:value="0.122014" table:style-name="ce1">
            <text:p>0.122014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2.5493199999999998" table:style-name="ce1">
            <text:p>2.54932</text:p>
          </table:table-cell>
          <table:table-cell office:value-type="float" office:value="25.170400000000001" table:style-name="ce1">
            <text:p>25.1704</text:p>
          </table:table-cell>
          <table:table-cell table:style-name="ce1"/>
          <table:table-cell office:value-type="string" table:style-name="ce1">
            <text:p>5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PU(s)</text:p>
          </table:table-cell>
          <table:table-cell office:value-type="float" office:value="6.7999999999999999E-5" table:formula="of:=[.B4]/1000" table:style-name="ce2">
            <text:p>6.80E-05</text:p>
          </table:table-cell>
          <table:table-cell office:value-type="float" office:value="8.4096000000000003E-5" table:formula="of:=[.C4]/1000" table:style-name="ce1">
            <text:p>0.000084096</text:p>
          </table:table-cell>
          <table:table-cell office:value-type="float" office:value="1.9974400000000002E-4" table:formula="of:=[.D4]/1000" table:style-name="ce2">
            <text:p>2.00E-04</text:p>
          </table:table-cell>
          <table:table-cell office:value-type="float" office:value="6.3548800000000003E-4" table:formula="of:=[.E4]/1000" table:style-name="ce1">
            <text:p>0.000635488</text:p>
          </table:table-cell>
          <table:table-cell office:value-type="float" office:value="2.362528E-3" table:formula="of:=[.F4]/1000" table:style-name="ce2">
            <text:p>2.36E-03</text:p>
          </table:table-cell>
          <table:table-cell office:value-type="float" office:value="9.6484799999999992E-3" table:formula="of:=[.G4]/1000" table:style-name="ce1">
            <text:p>0.00964848</text:p>
          </table:table-cell>
          <table:table-cell office:value-type="float" office:value="3.7788733999999997E-2" table:formula="of:=[.H4]/1000" table:style-name="ce2">
            <text:p>3.78E-02</text:p>
          </table:table-cell>
          <table:table-cell office:value-type="float" office:value="0.148552292" table:formula="of:=[.I4]/1000" table:style-name="ce1">
            <text:p>0.14855229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U(ms)</text:p>
          </table:table-cell>
          <table:table-cell office:value-type="float" office:value="6.8000000000000005E-2" table:style-name="ce2">
            <text:p>6.80E-02</text:p>
          </table:table-cell>
          <table:table-cell office:value-type="float" office:value="8.4096000000000004E-2" table:style-name="ce1">
            <text:p>0.084096</text:p>
          </table:table-cell>
          <table:table-cell office:value-type="float" office:value="0.199744" table:style-name="ce1">
            <text:p>0.199744</text:p>
          </table:table-cell>
          <table:table-cell office:value-type="float" office:value="0.63548800000000005" table:style-name="ce1">
            <text:p>0.635488</text:p>
          </table:table-cell>
          <table:table-cell office:value-type="float" office:value="2.3625280000000002" table:style-name="ce1">
            <text:p>2.362528</text:p>
          </table:table-cell>
          <table:table-cell office:value-type="float" office:value="9.6484799999999993" table:style-name="ce1">
            <text:p>9.64848</text:p>
          </table:table-cell>
          <table:table-cell office:value-type="float" office:value="37.788733999999998" table:style-name="ce1">
            <text:p>37.788734</text:p>
          </table:table-cell>
          <table:table-cell office:value-type="float" office:value="148.55229199999999" table:style-name="ce1">
            <text:p>148.552292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37798in" svg:y="0.00893in" svg:width="5.96329in" svg:height="3.731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3" draw:id="id2" draw:style-name="a2" draw:name="Chart 4" svg:x="0.47917in" svg:y="0.04167in" svg:width="5.96329in" svg:height="3.7316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office:value-type="string" table:style-name="ce1">
            <text:p>CPU(ms)</text:p>
          </table:table-cell>
          <table:table-cell office:value-type="float" office:value="0.21165" table:formula="of:=[.B2]*1000" table:style-name="ce1">
            <text:p>0.21165</text:p>
          </table:table-cell>
          <table:table-cell office:value-type="float" office:value="0.83148" table:formula="of:=[.C2]*1000" table:style-name="ce1">
            <text:p>0.83148</text:p>
          </table:table-cell>
          <table:table-cell office:value-type="float" office:value="3.32565" table:formula="of:=[.D2]*1000" table:style-name="ce1">
            <text:p>3.32565</text:p>
          </table:table-cell>
          <table:table-cell office:value-type="float" office:value="16.1038" table:formula="of:=[.E2]*1000" table:style-name="ce1">
            <text:p>16.1038</text:p>
          </table:table-cell>
          <table:table-cell office:value-type="float" office:value="122.014" table:formula="of:=[.F2]*1000" table:style-name="ce1">
            <text:p>122.014</text:p>
          </table:table-cell>
          <table:table-cell office:value-type="float" office:value="617.61" table:formula="of:=[.G2]*1000" table:style-name="ce1">
            <text:p>617.61</text:p>
          </table:table-cell>
          <table:table-cell office:value-type="float" office:value="2549.3199999999997" table:formula="of:=[.H2]*1000" table:style-name="ce1">
            <text:p>2549.32</text:p>
          </table:table-cell>
          <table:table-cell office:value-type="float" office:value="25170.400000000001" table:formula="of:=[.I2]*1000" table:style-name="ce1">
            <text:p>25170.4</text:p>
          </table:table-cell>
          <table:table-cell table:number-columns-repeated="19" table:style-name="ce1"/>
          <table:table-cell table:style-name="ce1">
            <draw:frame draw:z-index="7" draw:id="id6" draw:style-name="a6" draw:name="Chart 8" svg:x="0.12153in" svg:y="0.05208in" svg:width="7.56944in" svg:height="4.7222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55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1">
            <text:p>CPU(s)</text:p>
          </table:table-cell>
          <table:table-cell office:value-type="float" office:value="2.4590000000000001E-4" table:style-name="ce3">
            <text:p>0.0002459</text:p>
          </table:table-cell>
          <table:table-cell office:value-type="float" office:value="5.1689100000000001E-4" table:style-name="ce3">
            <text:p>0.000516891</text:p>
          </table:table-cell>
          <table:table-cell office:value-type="float" office:value="2.0651300000000001E-3" table:style-name="ce3">
            <text:p>0.00206513</text:p>
          </table:table-cell>
          <table:table-cell office:value-type="float" office:value="8.2409700000000002E-3" table:style-name="ce3">
            <text:p>0.00824097</text:p>
          </table:table-cell>
          <table:table-cell office:value-type="float" office:value="3.2919999999999998E-2" table:style-name="ce3">
            <text:p>0.03292</text:p>
          </table:table-cell>
          <table:table-cell office:value-type="float" office:value="0.137182" table:style-name="ce3">
            <text:p>0.137182</text:p>
          </table:table-cell>
          <table:table-cell office:value-type="float" office:value="0.555226" table:style-name="ce3">
            <text:p>0.555226</text:p>
          </table:table-cell>
          <table:table-cell office:value-type="float" office:value="2.2471700000000001" table:style-name="ce3">
            <text:p>2.24717</text:p>
          </table:table-cell>
          <table:table-cell table:style-name="ce1"/>
          <table:table-cell office:value-type="string" table:style-name="ce1">
            <text:p>8 padding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PU(s)</text:p>
          </table:table-cell>
          <table:table-cell office:value-type="float" office:value="9.3599999999999998E-5" table:formula="of:=[.B15]/1000" table:style-name="ce3">
            <text:p>0.0000936</text:p>
          </table:table-cell>
          <table:table-cell office:value-type="float" office:value="1.10976E-4" table:formula="of:=[.C15]/1000" table:style-name="ce3">
            <text:p>0.000110976</text:p>
          </table:table-cell>
          <table:table-cell office:value-type="float" office:value="2.4777600000000001E-4" table:formula="of:=[.D15]/1000" table:style-name="ce3">
            <text:p>0.000247776</text:p>
          </table:table-cell>
          <table:table-cell office:value-type="float" office:value="7.1497599999999998E-4" table:formula="of:=[.E15]/1000" table:style-name="ce3">
            <text:p>0.000714976</text:p>
          </table:table-cell>
          <table:table-cell office:value-type="float" office:value="2.433536E-3" table:formula="of:=[.F15]/1000" table:style-name="ce3">
            <text:p>0.002433536</text:p>
          </table:table-cell>
          <table:table-cell office:value-type="float" office:value="9.8972479999999991E-3" table:formula="of:=[.G15]/1000" table:style-name="ce3">
            <text:p>0.009897248</text:p>
          </table:table-cell>
          <table:table-cell office:value-type="float" office:value="3.8256385999999996E-2" table:formula="of:=[.H15]/1000" table:style-name="ce3">
            <text:p>0.038256386</text:p>
          </table:table-cell>
          <table:table-cell office:value-type="float" office:value="0.14426937899999998" table:formula="of:=[.I15]/1000" table:style-name="ce3">
            <text:p>0.14426937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U(ms)</text:p>
          </table:table-cell>
          <table:table-cell office:value-type="float" office:value="9.3600000000000003E-2" table:style-name="ce1">
            <text:p>0.0936</text:p>
          </table:table-cell>
          <table:table-cell office:value-type="float" office:value="0.11097600000000001" table:style-name="ce1">
            <text:p>0.110976</text:p>
          </table:table-cell>
          <table:table-cell office:value-type="float" office:value="0.247776" table:style-name="ce1">
            <text:p>0.247776</text:p>
          </table:table-cell>
          <table:table-cell office:value-type="float" office:value="0.71497599999999994" table:style-name="ce1">
            <text:p>0.714976</text:p>
          </table:table-cell>
          <table:table-cell office:value-type="float" office:value="2.4335360000000001" table:style-name="ce1">
            <text:p>2.433536</text:p>
          </table:table-cell>
          <table:table-cell office:value-type="float" office:value="9.8972479999999994" table:style-name="ce1">
            <text:p>9.897248</text:p>
          </table:table-cell>
          <table:table-cell office:value-type="float" office:value="38.256385999999999" table:style-name="ce1">
            <text:p>38.256386</text:p>
          </table:table-cell>
          <table:table-cell office:value-type="float" office:value="144.26937899999999" table:style-name="ce1">
            <text:p>144.269379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SKHSH 5</text:p>
          </table:table-cell>
          <table:table-cell office:value-type="string" table:style-name="ce1">
            <text:p>fgrid</text:p>
          </table:table-cell>
          <table:table-cell office:value-type="string" table:style-name="ce1">
            <text:p>(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Μέγεθος ατίνας φίλτρου</text:p>
          </table:table-cell>
          <table:table-cell office:value-type="string" table:style-name="ce1">
            <text:p>μεγιστη ακρίβεια</text:p>
          </table:table-cell>
          <table:table-cell office:value-type="string" table:style-name="ce1">
            <text:p>FLOATS</text:p>
          </table:table-cell>
          <table:table-cell office:value-type="string" table:style-name="ce1">
            <text:p>DOUBLES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7"/>
          <table:table-cell table:style-name="ce1">
            <draw:frame draw:z-index="2" draw:id="id1" draw:style-name="a1" draw:name="Chart 2" svg:x="0.41667in" svg:y="0.125in" svg:width="5.92014in" svg:height="2.9618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5"/>
          <table:table-cell table:style-name="ce1">
            <draw:frame draw:z-index="4" draw:id="id3" draw:style-name="a3" draw:name="Chart 5" svg:x="0.37202in" svg:y="0.14881in" svg:width="5.92609in" svg:height="2.9662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/>
          <table:table-cell table:style-name="ce1">
            <draw:frame draw:z-index="6" draw:id="id5" draw:style-name="a5" draw:name="Chart 7" svg:x="0.13393in" svg:y="0.05952in" svg:width="5.91022in" svg:height="2.9642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55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">
            <draw:frame draw:z-index="5" draw:id="id4" draw:style-name="a4" draw:name="Chart 6" svg:x="0.57044in" svg:y="0.06994in" svg:width="4.95536in" svg:height="2.9603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number-rows-repeated="1048533" table:style-name="ro1">
          <table:table-cell table:number-columns-repeated="16384"/>
        </table:table-row>
      </table:table>
      <table:table table:name="'file:///C:/Users/eleni/OneDrive/Desktop/etos4/hpc/lab2/final_times_and_graphs.xlsx'#Sheet1" table:style-name="ta2">
        <table:table-source xlink:href="file:///C:/Users/eleni/OneDrive/Desktop/etos4/hpc/lab2/final_times_and_graphs.xlsx" table:table-name="Sheet1" table:mode="copy-results-only"/>
        <table:table-column/>
        <table:table-row>
          <table:table-cell/>
          <table:table-cell office:value-type="string" office:string-value="1t"/>
          <table:table-cell office:value-type="string" office:string-value="2t"/>
          <table:table-cell office:value-type="string" office:string-value="4t"/>
          <table:table-cell office:value-type="string" office:string-value="8t"/>
          <table:table-cell office:value-type="string" office:string-value="16t"/>
          <table:table-cell office:value-type="string" office:string-value="32t"/>
          <table:table-cell office:value-type="string" office:string-value="64t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float" office:value="7.4972500000000002"/>
          <table:table-cell office:value-type="float" office:value="4.0240600000000004"/>
          <table:table-cell office:value-type="float" office:value="2.1575600000000001"/>
          <table:table-cell office:value-type="float" office:value="1.1638200000000001"/>
          <table:table-cell office:value-type="float" office:value="0.63541999999999998"/>
          <table:table-cell office:value-type="float" office:value="0.48409999999999997"/>
          <table:table-cell office:value-type="float" office:value="0.27559"/>
          <table:table-cell table:number-columns-repeated="16376"/>
        </table:table-row>
        <table:table-row table:number-rows-repeated="14">
          <table:table-cell table:number-columns-repeated="16384"/>
        </table:table-row>
        <table:table-row>
          <table:table-cell/>
          <table:table-cell office:value-type="float" office:value="7.54392"/>
          <table:table-cell office:value-type="float" office:value="3.8238400000000001"/>
          <table:table-cell office:value-type="float" office:value="2.0189599999999999"/>
          <table:table-cell office:value-type="float" office:value="1.0830299999999999"/>
          <table:table-cell office:value-type="float" office:value="0.55389999999999995"/>
          <table:table-cell office:value-type="float" office:value="0.46250999999999998"/>
          <table:table-cell office:value-type="float" office:value="0.26299"/>
          <table:table-cell table:number-columns-repeated="16376"/>
        </table:table-row>
        <table:table-row table:number-rows-repeated="15">
          <table:table-cell table:number-columns-repeated="16384"/>
        </table:table-row>
        <table:table-row>
          <table:table-cell/>
          <table:table-cell office:value-type="float" office:value="7.5451400000000008"/>
          <table:table-cell office:value-type="float" office:value="3.8423600000000002"/>
          <table:table-cell office:value-type="float" office:value="2.0252600000000003"/>
          <table:table-cell office:value-type="float" office:value="1.08785"/>
          <table:table-cell office:value-type="float" office:value="0.55497000000000007"/>
          <table:table-cell office:value-type="float" office:value="0.47106000000000003"/>
          <table:table-cell office:value-type="float" office:value="0.28042"/>
          <table:table-cell table:number-columns-repeated="16376"/>
        </table:table-row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8"/>
          <table:table-cell office:value-type="float" office:value="16"/>
          <table:table-cell office:value-type="float" office:value="32"/>
          <table:table-cell office:value-type="float" office:value="64"/>
          <table:table-cell table:number-columns-repeated="16365"/>
        </table:table-row>
        <table:table-row table:number-rows-repeated="1048532">
          <table:table-cell table:number-columns-repeated="1636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eleni</dc:creator>
    <meta:creation-date>2021-12-11T19:32:38Z</meta:creation-date>
    <dc:date>2021-12-12T17:59:33Z</dc:date>
    <meta:editing-cycles>4</meta:editing-cycles>
    <meta:editing-duration>PT179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4472c4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sMk">
      <style:graphic-properties draw:fill="solid" draw:fill-color="#f8cbad" draw:opacity="42%" draw:stroke="solid" svg:stroke-width="0.01042in" svg:stroke-color="#595959" svg:stroke-opacity="100%"/>
    </style:style>
    <style:style style:family="chart" style:name="GnMk">
      <style:graphic-properties draw:fill="solid" draw:fill-color="#ffffff" draw:opacity="100%" draw:stroke="solid" svg:stroke-width="0.01042in" svg:stroke-color="#d9d9d9" svg:stroke-opacity="100%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68.6785826771654pt" svg:width="429.3571653543307pt" chart:style-name="Crt0">
        <chart:title chart:style-name="CT00">
          <text:p text:style-name="a0" text:class-names="" text:cond-style-name="">CPU vs GPU<text:s text:c="1"/></text:p>
        </chart:title>
        <chart:legend style:legend-expansion="custom" style:legend-expansion-aspect-ratio="1.4571412746845513" svg:width="45.57433070866141pt" svg:height="31.27653543307087pt" svg:x="357.2333070866142pt" svg:y="112.5902362204724pt" chart:style-name="Lgnd"/>
        <chart:plot-area svg:x="37.21425196850394pt" svg:y="29.72314960629921pt" svg:width="322.7926771653543pt" svg:height="209.5054330708661pt" chart:style-name="Plt0">
          <chart:axis chart:dimension="x" chart:name="primary-x" chart:style-name="Axs0">
            <chart:title chart:style-name="AT00">
              <text:p text:style-name="a1" text:class-names="" text:cond-style-name="">image size</text:p>
            </chart:title>
            <chart:categories table:cell-range-address="Sheet1.$B$1:.$E$1"/>
          </chart:axis>
          <chart:axis chart:dimension="y" chart:name="primary-y" chart:style-name="Axs1">
            <chart:title chart:style-name="AT01">
              <text:p text:style-name="a2" text:class-names="" text:cond-style-name="">timae(ms)</text:p>
            </chart:title>
            <chart:grid chart:class="major" chart:style-name="GMa1"/>
          </chart:axis>
          <chart:series chart:values-cell-range-address="Sheet1.$B$5:.$E$5" chart:class="chart:line" chart:attached-axis="primary-y" chart:style-name="G0S2">
            <chart:data-point chart:repeated="4"/>
          </chart:series>
          <chart:series chart:values-cell-range-address="Sheet1.$B$4:.$E$4" chart:class="chart:line" chart:attached-axis="primary-y" chart:style-name="G0S3">
            <chart:data-point chart:repeated="4"/>
          </chart:series>
          <chart:stock-gain-marker chart:style-name="GnMk"/>
          <chart:stock-loss-marker chart:style-name="LsMk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3.25pt" svg:width="426.2499212598425pt" chart:style-name="Crt0">
        <chart:title chart:style-name="CT00">
          <text:p text:style-name="a0" text:class-names="" text:cond-style-name="">CPU vs GPU<text:s text:c="1"/>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svg:x="178.8242519685039pt" svg:y="186.1904724409449pt" chart:style-name="AT00">
              <text:p text:style-name="a1" text:class-names="" text:cond-style-name="">image size</text:p>
            </chart:title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>
            <chart:title svg:x="11.06377952755905pt" svg:y="88.26007874015748pt" chart:style-name="AT02">
              <text:p text:style-name="a2" text:class-names="" text:cond-style-name="">time(ms)</text:p>
            </chart:title>
          </chart:axis>
          <chart:series chart:values-cell-range-address="Sheet1.$B$4:.$E$4" chart:class="chart:bar" chart:attached-axis="primary-y" chart:style-name="G0S0">
            <chart:data-point chart:repeated="4"/>
          </chart:series>
          <chart:series chart:values-cell-range-address="Sheet1.$B$5:.$E$5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" draw:style="linear" draw:angle="0" draw:start-color="#afafaf" draw:end-color="#a5a5a5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4472c4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sMk">
      <style:graphic-properties draw:fill="solid" draw:fill-color="#f8cbad" draw:opacity="42%" draw:stroke="solid" svg:stroke-width="0.01042in" svg:stroke-color="#595959" svg:stroke-opacity="100%"/>
    </style:style>
    <style:style style:family="chart" style:name="GnMk">
      <style:graphic-properties draw:fill="solid" draw:fill-color="#ffffff" draw:opacity="100%" draw:stroke="solid" svg:stroke-width="0.01042in" svg:stroke-color="#d9d9d9" svg:stroke-opacity="100%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68.6785826771654pt" svg:width="429.3571653543307pt" chart:style-name="Crt0">
        <chart:title chart:style-name="CT00">
          <text:p text:style-name="a0" text:class-names="" text:cond-style-name="">CPU vs GPU<text:s text:c="1"/></text:p>
        </chart:title>
        <chart:legend style:legend-expansion="custom" style:legend-expansion-aspect-ratio="1.4027471575319388" svg:width="45.89125984251969pt" svg:height="32.71527559055117pt" svg:x="357.2333070866142pt" svg:y="112.5902362204724pt" chart:style-name="Lgnd"/>
        <chart:plot-area svg:x="37.21425196850394pt" svg:y="29.72314960629921pt" svg:width="322.7926771653543pt" svg:height="209.5054330708661pt" chart:style-name="Plt0">
          <chart:axis chart:dimension="x" chart:name="primary-x" chart:style-name="Axs0">
            <chart:title chart:style-name="AT00">
              <text:p text:style-name="a1" text:class-names="" text:cond-style-name="">image size</text:p>
            </chart:title>
            <chart:categories table:cell-range-address="Sheet1.$B$1:.$E$1"/>
          </chart:axis>
          <chart:axis chart:dimension="y" chart:name="primary-y" chart:style-name="Axs1">
            <chart:title chart:style-name="AT01">
              <text:p text:style-name="a2" text:class-names="" text:cond-style-name="">timae(ms)</text:p>
            </chart:title>
            <chart:grid chart:class="major" chart:style-name="GMa1"/>
          </chart:axis>
          <chart:series chart:values-cell-range-address="Sheet1.$B$5:.$E$5" chart:class="chart:line" chart:attached-axis="primary-y" chart:style-name="G0S2">
            <chart:data-point chart:repeated="4"/>
          </chart:series>
          <chart:series chart:values-cell-range-address="Sheet1.$B$4:.$E$4" chart:class="chart:line" chart:attached-axis="primary-y" chart:style-name="G0S3">
            <chart:data-point chart:repeated="4"/>
          </chart:series>
          <chart:stock-gain-marker chart:style-name="GnMk"/>
          <chart:stock-loss-marker chart:style-name="LsMk"/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3.5714173228346pt" svg:width="426.6785039370079pt" chart:style-name="Crt0">
        <chart:title chart:style-name="CT00">
          <text:p text:style-name="a0" text:class-names="" text:cond-style-name="">CPU vs GPU<text:s text:c="1"/>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svg:x="179.004094488189pt" svg:y="186.4711023622047pt" chart:style-name="AT00">
              <text:p text:style-name="a1" text:class-names="" text:cond-style-name="">image size</text:p>
            </chart:title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>
            <chart:title svg:x="11.07488188976378pt" svg:y="88.39314960629921pt" chart:style-name="AT02">
              <text:p text:style-name="a2" text:class-names="" text:cond-style-name="">time(ms)</text:p>
            </chart:title>
          </chart:axis>
          <chart:series chart:values-cell-range-address="Sheet1.$F$4:.$I$4" chart:class="chart:bar" chart:attached-axis="primary-y" chart:style-name="G0S0">
            <chart:data-point chart:repeated="4"/>
          </chart:series>
          <chart:series chart:values-cell-range-address="Sheet1.$F$5:.$I$5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" draw:style="linear" draw:angle="0" draw:start-color="#afafaf" draw:end-color="#a5a5a5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8e3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1428346456693pt" svg:width="356.7856692913386pt" chart:style-name="Crt0">
        <chart:title chart:style-name="CT00">
          <text:p text:style-name="a0" text:class-names="" text:cond-style-name="">max accurac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0:.$A$25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0:.$B$25" chart:class="chart:bar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Plt0">
      <style:chart-properties chart:three-dimensional="true" chart:deep="true" chart:auto-position="false" chart:right-angled-axes="true"/>
      <style:graphic-properties draw:fill="none" draw:stroke="none"/>
    </style:style>
  </office:automatic-styles>
  <office:body>
    <office:chart>
      <chart:chart chart:class="chart:bar" svg:height="213.4285826771654pt" svg:width="425.535748031496pt" chart:style-name="Crt0">
        <chart:plot-area svg:x="29.0pt" svg:y="0.0pt" svg:width="395.5507086614173pt" svg:height="182.936062992126pt"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svg:x="178.5246456692913pt" svg:y="186.346377952756pt" chart:style-name="AT00">
              <text:p text:style-name="a0" text:class-names="" text:cond-style-name="">image size</text:p>
            </chart:title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>
            <chart:title svg:x="11.0451968503937pt" svg:y="88.33401574803148pt" chart:style-name="AT02">
              <text:p text:style-name="a1" text:class-names="" text:cond-style-name="">time(ms)</text:p>
            </chart:title>
          </chart:axis>
          <chart:series chart:values-cell-range-address="Sheet1.$B$4:.$E$4" chart:class="chart:bar" chart:attached-axis="primary-y" chart:style-name="G0S0">
            <chart:data-point chart:repeated="4"/>
          </chart:series>
          <chart:series chart:values-cell-range-address="Sheet1.$B$5:.$E$5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afafaf" draw:end-color="#a5a5a5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4472c4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none"/>
    </style:style>
  </office:automatic-styles>
  <office:body>
    <office:chart>
      <chart:chart chart:class="chart:line" svg:height="340.0pt" svg:width="545.0pt" chart:style-name="Crt0">
        <chart:title svg:x="180.2225984251968pt" svg:y="15.27614173228346pt" chart:style-name="CT00">
          <text:p text:style-name="a0" text:class-names="" text:cond-style-name="">Accuracy(max image size)</text:p>
        </chart:title>
        <chart:legend style:legend-expansion="custom" style:legend-expansion-aspect-ratio="1.3299644446933006" svg:width="44.88661417322835pt" svg:height="33.75023622047244pt" svg:x="472.8348818897637pt" svg:y="13.40755905511811pt" chart:style-name="Lgnd"/>
        <chart:plot-area svg:x="56.84267716535433pt" svg:y="0.566299212598425pt" svg:width="488.0208661417322pt" svg:height="311.8610236220472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svg:x="196.8205511811024pt" svg:y="273.6186614173228pt" chart:style-name="AT00">
              <text:p text:style-name="a1" text:class-names="" text:cond-style-name="">filter radiu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mae(s)</text:p>
            </chart:title>
            <chart:grid chart:class="major" chart:style-name="GMa1"/>
          </chart:axis>
          <chart:axis chart:dimension="z" chart:name="primary-z" chart:style-name="Axs2"/>
          <chart:series chart:values-cell-range-address="Sheet1.$B$20:.$B$29" chart:class="chart:line" chart:attached-axis="primary-y" chart:style-name="G0S1">
            <chart:data-point chart:repeated="10"/>
          </chart:series>
          <chart:series chart:values-cell-range-address="Sheet1.$D$20:.$D$29" chart:class="chart:line" chart:attached-axis="primary-y" chart:style-name="G0S2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